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bce0" officeooo:paragraph-rsid="0003b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i modules</text:p>
      <text:p text:style-name="P1"/>
      <text:p text:style-name="P1">skeleton – ui</text:p>
      <text:p text:style-name="P1"/>
      <text:p text:style-name="P1"/>
      <text:p text:style-name="P1">swap puppet to rig</text:p>
      <text:p text:style-name="P1"/>
      <text:p text:style-name="P1"/>
      <text:p text:style-name="P1">anim ex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3:41:19.432341609</meta:creation-date>
    <dc:date>2019-05-18T13:48:48.852245953</dc:date>
    <meta:editing-duration>PT7M29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1" meta:paragraph-count="4" meta:word-count="10" meta:character-count="52" meta:non-whitespace-character-count="45"/>
  </office:meta>
</office:document-meta>
</file>